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C000000704BB4683C1113F4F4.png" manifest:media-type="image/png"/>
  <manifest:file-entry manifest:full-path="Pictures/10000201000001ED0000004D1F498AD3EE01526F.png" manifest:media-type="image/png"/>
  <manifest:file-entry manifest:full-path="Pictures/10000201000000F1000000484D434C578EE1C33E.png" manifest:media-type="image/png"/>
  <manifest:file-entry manifest:full-path="Pictures/10000201000002300000005CD8719217A4D17B84.png" manifest:media-type="image/png"/>
  <manifest:file-entry manifest:full-path="Pictures/1000020100000210000000C93BE0064BE3AB87D3.png" manifest:media-type="image/png"/>
  <manifest:file-entry manifest:full-path="Pictures/1000020100000219000000CE846DB1E553C59A67.png" manifest:media-type="image/png"/>
  <manifest:file-entry manifest:full-path="Pictures/10000201000001E100000075A8491E947449804E.png" manifest:media-type="image/png"/>
  <manifest:file-entry manifest:full-path="Pictures/10000201000002DB000001B17A1C7507C54A5DCE.png" manifest:media-type="image/png"/>
  <manifest:file-entry manifest:full-path="Pictures/10000201000001270000004E9C2AB08242F86B68.png" manifest:media-type="image/png"/>
  <manifest:file-entry manifest:full-path="Pictures/1000020100000210000000C5C7AF210377F8A9F8.png" manifest:media-type="image/png"/>
  <manifest:file-entry manifest:full-path="Pictures/10000201000000D40000002F5C8354F1F75B4ADB.png" manifest:media-type="image/png"/>
  <manifest:file-entry manifest:full-path="Pictures/10000201000000E20000006F91B36F82D1E77E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cf14" officeooo:paragraph-rsid="0017cf14"/>
    </style:style>
    <style:style style:name="P2" style:family="paragraph" style:parent-style-name="Standard">
      <style:paragraph-properties fo:text-align="center" style:justify-single-word="false"/>
      <style:text-properties officeooo:rsid="0017cf14" officeooo:paragraph-rsid="0019c0b3"/>
    </style:style>
    <style:style style:name="P3" style:family="paragraph" style:parent-style-name="Standard">
      <style:paragraph-properties fo:text-align="center" style:justify-single-word="false"/>
      <style:text-properties style:font-name="Loma" fo:font-size="24pt" officeooo:rsid="0017cf14" officeooo:paragraph-rsid="0017cf14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officeooo:rsid="0019c0b3" officeooo:paragraph-rsid="0019c0b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mba</text:p>
      <text:p text:style-name="P1"/>
      <text:p text:style-name="P1"><draw:frame draw:style-name="fr1" draw:name="Imagen1" text:anchor-type="paragraph" svg:width="15.538cm" svg:height="5.96cm" draw:z-index="0"><draw:image xlink:href="Pictures/1000020100000219000000CE846DB1E553C59A67.png" xlink:type="simple" xlink:show="embed" xlink:actuate="onLoad"/></draw:frame></text:p>
      <text:p text:style-name="P1"/>
      <text:p text:style-name="P1"><draw:frame draw:style-name="fr2" draw:name="Imagen5" text:anchor-type="paragraph" svg:x="1.007cm" svg:y="4.078cm" svg:width="15.157cm" svg:height="5.77cm" draw:z-index="3"><draw:image xlink:href="Pictures/1000020100000210000000C93BE0064BE3AB87D3.png" xlink:type="simple" xlink:show="embed" xlink:actuate="onLoad"/></draw:frame><draw:frame draw:style-name="fr1" draw:name="Imagen10" text:anchor-type="paragraph" svg:width="14.852cm" svg:height="2.439cm" draw:z-index="9"><draw:image xlink:href="Pictures/10000201000002300000005CD8719217A4D17B84.png" xlink:type="simple" xlink:show="embed" xlink:actuate="onLoad"/></draw:frame></text:p>
      <text:p text:style-name="P1"/>
      <text:p text:style-name="P1"/>
      <text:p text:style-name="P4"/>
      <text:p text:style-name="P4"/>
      <text:p text:style-name="P4"/>
      <text:p text:style-name="P2"/>
      <text:p text:style-name="P1"/>
      <text:p text:style-name="P1"/>
      <text:p text:style-name="P1"><draw:frame draw:style-name="fr2" draw:name="Imagen3" text:anchor-type="paragraph" svg:x="3.344cm" svg:y="0.048cm" svg:width="10.525cm" svg:height="3.143cm" draw:z-index="4"><draw:image xlink:href="Pictures/10000201000000F1000000484D434C578EE1C33E.png" xlink:type="simple" xlink:show="embed" xlink:actuate="onLoad"/></draw:frame></text:p>
      <text:p text:style-name="P1"><draw:frame draw:style-name="fr3" draw:name="Imagen4" text:anchor-type="paragraph" svg:width="15.475cm" svg:height="9.165cm" draw:z-index="1"><draw:image xlink:href="Pictures/10000201000002DB000001B17A1C7507C54A5DCE.png" xlink:type="simple" xlink:show="embed" xlink:actuate="onLoad"/></draw:frame><text:soft-page-break/></text:p>
      <text:p text:style-name="P1"/>
      <text:p text:style-name="P1"/>
      <text:p text:style-name="P1"><draw:frame draw:style-name="fr3" draw:name="Imagen2" text:anchor-type="paragraph" svg:width="15.716cm" svg:height="5.863cm" draw:z-index="2"><draw:image xlink:href="Pictures/1000020100000210000000C5C7AF210377F8A9F8.png" xlink:type="simple" xlink:show="embed" xlink:actuate="onLoad"/></draw:frame></text:p>
      <text:p text:style-name="P1"/>
      <text:p text:style-name="P1"><draw:frame draw:style-name="fr1" draw:name="Imagen6" text:anchor-type="paragraph" svg:width="12.019cm" svg:height="3.177cm" draw:z-index="5"><draw:image xlink:href="Pictures/10000201000001270000004E9C2AB08242F86B6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7" text:anchor-type="paragraph" svg:width="9.832cm" svg:height="2.178cm" draw:z-index="6"><draw:image xlink:href="Pictures/10000201000000D40000002F5C8354F1F75B4AD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8" text:anchor-type="paragraph" svg:width="8.901cm" svg:height="4.371cm" draw:z-index="7"><draw:image xlink:href="Pictures/10000201000000E20000006F91B36F82D1E77E9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9" text:anchor-type="paragraph" svg:width="14.6cm" svg:height="3.551cm" draw:z-index="8"><draw:image xlink:href="Pictures/10000201000001E100000075A8491E947449804E.png" xlink:type="simple" xlink:show="embed" xlink:actuate="onLoad"/></draw:frame></text:p>
      <text:p text:style-name="P1"/>
      <text:p text:style-name="P1"><draw:frame draw:style-name="fr1" draw:name="Imagen12" text:anchor-type="paragraph" svg:width="13.623cm" svg:height="2.127cm" draw:z-index="11"><draw:image xlink:href="Pictures/10000201000001ED0000004D1F498AD3EE01526F.png" xlink:type="simple" xlink:show="embed" xlink:actuate="onLoad"/></draw:frame></text:p>
      <text:p text:style-name="P1"/>
      <text:p text:style-name="P1"/>
      <text:p text:style-name="P1"><draw:frame draw:style-name="fr1" draw:name="Imagen11" text:anchor-type="paragraph" svg:width="10.456cm" svg:height="4.646cm" draw:z-index="10"><draw:image xlink:href="Pictures/10000201000000FC000000704BB4683C1113F4F4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9:27:59.293098158</meta:creation-date>
    <dc:date>2019-05-08T09:47:11.227761166</dc:date>
    <meta:editing-duration>PT9M1S</meta:editing-duration>
    <meta:editing-cycles>1</meta:editing-cycles>
    <meta:document-statistic meta:table-count="0" meta:image-count="12" meta:object-count="0" meta:page-count="3" meta:paragraph-count="1" meta:word-count="1" meta:character-count="5" meta:non-whitespace-character-count="5"/>
    <meta:generator>LibreOffice/5.1.6.2$Linux_X86_64 LibreOffice_project/10m0$Build-2</meta:generator>
  </office:meta>
</office:document-meta>
</file>